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nches would definitely be handy because you could try out different versions of a website, and show a client multiple ones. Or if you want to try something new you could do so on a branch and have your fun, then go back to the master if you don't like it.</text:p>
      <text:p text:style-name="Standard"/>
      <text:p text:style-name="Standard">Diagrams help you see the branch structure for the two dimensional thing that it is (as opposed to a one dimensional series of <text:s/>commi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7S</meta:editing-duration>
    <meta:editing-cycles>5</meta:editing-cycles>
    <meta:generator>OpenOffice/4.1.1$Win32 OpenOffice.org_project/411m6$Build-9775</meta:generator>
    <dc:date>2014-12-29T10:14:50.37</dc:date>
    <meta:document-statistic meta:table-count="0" meta:image-count="0" meta:object-count="0" meta:page-count="1" meta:paragraph-count="2" meta:word-count="75" meta:character-count="394"/>
    <meta:user-defined meta:name="Info 1"/>
    <meta:user-defined meta:name="Info 2"/>
    <meta:user-defined meta:name="Info 3"/>
    <meta:user-defined meta:name="Info 4"/>
  </office:meta>
</office:document-meta>
</file>